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DejaVu Sans" fo:font-size="10pt" fo:font-weight="bold" officeooo:rsid="0043454c" officeooo:paragraph-rsid="0043454c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DejaVu Sans" fo:font-size="6pt" fo:font-weight="bold" officeooo:paragraph-rsid="0019719c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1eedfa" officeooo:paragraph-rsid="002b7aa9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290656" officeooo:paragraph-rsid="00290656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paragraph-rsid="0019719c" style:font-size-asian="6pt" style:font-size-complex="6pt"/>
    </style:style>
    <style:style style:name="P6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33f2fc" style:font-size-asian="6pt" style:font-size-complex="6pt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26a0a3" style:font-size-asian="6pt" style:font-size-complex="6pt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296480" officeooo:paragraph-rsid="0033f2fc" style:font-size-asian="6pt" style:font-size-complex="6pt"/>
    </style:style>
    <style:style style:name="P9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50ac6e" officeooo:paragraph-rsid="0050d4f7" style:font-size-asian="6pt" style:font-size-complex="6pt"/>
    </style:style>
    <style:style style:name="P10" style:family="paragraph" style:parent-style-name="Standard">
      <style:text-properties style:font-name="DejaVu Sans"/>
    </style:style>
    <style:style style:name="P11" style:family="paragraph" style:parent-style-name="Standard">
      <style:text-properties style:font-name="DejaVu Sans" officeooo:paragraph-rsid="0019719c"/>
    </style:style>
    <style:style style:name="P12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3e07fa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4eeb21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43454c" officeooo:paragraph-rsid="004c4297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0pt" officeooo:paragraph-rsid="004eeb21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17" style:family="paragraph" style:parent-style-name="Standard">
      <style:text-properties style:font-name="Cantarell" fo:font-size="10pt" officeooo:paragraph-rsid="004eeb21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4eeb21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Cantarell" fo:font-size="10pt" officeooo:paragraph-rsid="004eeb21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ntarell" fo:font-size="10pt" officeooo:paragraph-rsid="004eeb21" style:font-size-asian="10pt" style:font-size-complex="10pt"/>
    </style:style>
    <style:style style:name="P21" style:family="paragraph" style:parent-style-name="Table_20_Contents">
      <style:text-properties style:font-name="Cantarell" fo:font-size="10pt" officeooo:paragraph-rsid="004eeb21" style:font-size-asian="10pt" style:font-size-complex="10pt"/>
    </style:style>
    <style:style style:name="P22" style:family="paragraph" style:parent-style-name="Standard">
      <style:text-properties style:font-name="DejaVu Sans" officeooo:paragraph-rsid="0019719c"/>
    </style:style>
    <style:style style:name="P23" style:family="paragraph" style:parent-style-name="Standard">
      <style:paragraph-properties fo:text-align="center" style:justify-single-word="false" style:text-autospace="none"/>
      <style:text-properties style:font-name="Cantarell" officeooo:paragraph-rsid="003a945c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Cantarell" officeooo:rsid="0053c431" officeooo:paragraph-rsid="0053c431"/>
    </style:style>
    <style:style style:name="T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4pt" fo:font-weight="bold" officeooo:rsid="0053c431" style:font-size-asian="14pt" style:font-weight-asian="bold" style:font-size-complex="14pt" style:font-weight-complex="bold"/>
    </style:style>
  </office:automatic-styles>
  <office:body>
    <office:text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3"><text:span text:style-name="T2">New Patients 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4-11-03T13:29:12.623216072</dc:date>
    <meta:editing-duration>PT16H59M32S</meta:editing-duration>
    <meta:editing-cycles>49</meta:editing-cycles>
    <meta:generator>LibreOffice/4.2.5.2$FreeBSD_X86_64 LibreOffice_project/420m0$Build-2</meta:generator>
    <meta:document-statistic meta:table-count="0" meta:image-count="0" meta:object-count="0" meta:page-count="1" meta:paragraph-count="1" meta:word-count="3" meta:character-count="15" meta:non-whitespace-character-count="12"/>
  </office:meta>
</office:document-meta>
</file>